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sh Domain resul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 run results:</text:p>
          </table:table-cell>
          <table:table-cell table:number-columns-repeated="2"/>
          <table:table-cell office:value-type="string" calcext:value-type="string">
            <text:p>All MC solvers use 32 particl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BVI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.41577878733769" calcext:value-type="float">
            <text:p>0.4157787873</text:p>
          </table:table-cell>
          <table:table-cell office:value-type="float" office:value="18307.7" calcext:value-type="float">
            <text:p>18307.7</text:p>
          </table:table-cell>
          <table:table-cell office:value-type="float" office:value="388.133752742015" calcext:value-type="float">
            <text:p>388.13375274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0.392" calcext:value-type="float">
            <text:p>0.392</text:p>
          </table:table-cell>
          <table:table-cell office:value-type="float" office:value="31787.1" calcext:value-type="float">
            <text:p>31787.1</text:p>
          </table:table-cell>
          <table:table-cell office:value-type="float" office:value="967.5316988618" calcext:value-type="float">
            <text:p>967.531698861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0.392" calcext:value-type="float">
            <text:p>0.392</text:p>
          </table:table-cell>
          <table:table-cell office:value-type="float" office:value="68367.8" calcext:value-type="float">
            <text:p>68367.8</text:p>
          </table:table-cell>
          <table:table-cell office:value-type="float" office:value="1154.14558975963" calcext:value-type="float">
            <text:p>1154.1455897596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2.5" calcext:value-type="float">
            <text:p>-2.5</text:p>
          </table:table-cell>
          <table:table-cell office:value-type="float" office:value="0.41577878733769" calcext:value-type="float">
            <text:p>0.4157787873</text:p>
          </table:table-cell>
          <table:table-cell office:value-type="float" office:value="145602.3" calcext:value-type="float">
            <text:p>145602.3</text:p>
          </table:table-cell>
          <table:table-cell office:value-type="float" office:value="587.516076132049" calcext:value-type="float">
            <text:p>587.5160761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2.9" calcext:value-type="float">
            <text:p>-2.9</text:p>
          </table:table-cell>
          <table:table-cell office:value-type="float" office:value="0.433864494975102" calcext:value-type="float">
            <text:p>0.433864495</text:p>
          </table:table-cell>
          <table:table-cell office:value-type="float" office:value="286577.2" calcext:value-type="float">
            <text:p>286577.2</text:p>
          </table:table-cell>
          <table:table-cell office:value-type="float" office:value="3636.97785690834" calcext:value-type="float">
            <text:p>3636.977856908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MC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7" calcext:value-type="float">
            <text:p>-2.7</text:p>
          </table:table-cell>
          <table:table-cell office:value-type="float" office:value="0.396869751933805" calcext:value-type="float">
            <text:p>0.3968697519</text:p>
          </table:table-cell>
          <table:table-cell office:value-type="float" office:value="34.5" calcext:value-type="float">
            <text:p>34.5</text:p>
          </table:table-cell>
          <table:table-cell office:value-type="float" office:value="19.7372097318745" calcext:value-type="float">
            <text:p>19.737209731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2.5" calcext:value-type="float">
            <text:p>-2.5</text:p>
          </table:table-cell>
          <table:table-cell office:value-type="float" office:value="0.309903210696501" calcext:value-type="float">
            <text:p>0.3099032107</text:p>
          </table:table-cell>
          <table:table-cell office:value-type="float" office:value="13.9" calcext:value-type="float">
            <text:p>13.9</text:p>
          </table:table-cell>
          <table:table-cell office:value-type="float" office:value="3.76452684941946" calcext:value-type="float">
            <text:p>3.764526849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4.8" calcext:value-type="float">
            <text:p>-4.8</text:p>
          </table:table-cell>
          <table:table-cell office:value-type="float" office:value="2.99565979376831" calcext:value-type="float">
            <text:p>2.9956597938</text:p>
          </table:table-cell>
          <table:table-cell office:value-type="float" office:value="13.3" calcext:value-type="float">
            <text:p>13.3</text:p>
          </table:table-cell>
          <table:table-cell office:value-type="float" office:value="6.03508157359948" calcext:value-type="float">
            <text:p>6.0350815736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4.6" calcext:value-type="float">
            <text:p>-4.6</text:p>
          </table:table-cell>
          <table:table-cell office:value-type="float" office:value="1.41880174795494" calcext:value-type="float">
            <text:p>1.418801748</text:p>
          </table:table-cell>
          <table:table-cell office:value-type="float" office:value="29.6" calcext:value-type="float">
            <text:p>29.6</text:p>
          </table:table-cell>
          <table:table-cell office:value-type="float" office:value="17.4697472906737" calcext:value-type="float">
            <text:p>17.4697472907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7.3" calcext:value-type="float">
            <text:p>-7.3</text:p>
          </table:table-cell>
          <table:table-cell office:value-type="float" office:value="2.80012599716513" calcext:value-type="float">
            <text:p>2.8001259972</text:p>
          </table:table-cell>
          <table:table-cell office:value-type="float" office:value="15.1" calcext:value-type="float">
            <text:p>15.1</text:p>
          </table:table-cell>
          <table:table-cell office:value-type="float" office:value="15.4017842602732" calcext:value-type="float">
            <text:p>15.401784260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WPOMC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.1</text:p>
          </table:table-cell>
          <table:table-cell office:value-type="float" office:value="0.805748347810903" calcext:value-type="float">
            <text:p>0.8057483478</text:p>
          </table:table-cell>
          <table:table-cell office:value-type="float" office:value="34.2" calcext:value-type="float">
            <text:p>34.2</text:p>
          </table:table-cell>
          <table:table-cell office:value-type="float" office:value="15.9346915125458" calcext:value-type="float">
            <text:p>15.934691512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3.3" calcext:value-type="float">
            <text:p>-3.3</text:p>
          </table:table-cell>
          <table:table-cell office:value-type="float" office:value="0.484084290180956" calcext:value-type="float">
            <text:p>0.4840842902</text:p>
          </table:table-cell>
          <table:table-cell office:value-type="float" office:value="11" calcext:value-type="float">
            <text:p>11</text:p>
          </table:table-cell>
          <table:table-cell office:value-type="float" office:value="2.036891749701" calcext:value-type="float">
            <text:p>2.036891749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3.2" calcext:value-type="float">
            <text:p>-3.2</text:p>
          </table:table-cell>
          <table:table-cell office:value-type="float" office:value="0.46382065499501" calcext:value-type="float">
            <text:p>0.463820655</text:p>
          </table:table-cell>
          <table:table-cell office:value-type="float" office:value="7.8" calcext:value-type="float">
            <text:p>7.8</text:p>
          </table:table-cell>
          <table:table-cell office:value-type="float" office:value="1.35225796355577" calcext:value-type="float">
            <text:p>1.3522579636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3.6" calcext:value-type="float">
            <text:p>-3.6</text:p>
          </table:table-cell>
          <table:table-cell office:value-type="float" office:value="0.885260639585879" calcext:value-type="float">
            <text:p>0.8852606396</text:p>
          </table:table-cell>
          <table:table-cell office:value-type="float" office:value="10.3" calcext:value-type="float">
            <text:p>10.3</text:p>
          </table:table-cell>
          <table:table-cell office:value-type="float" office:value="2.54120632771131" calcext:value-type="float">
            <text:p>2.5412063277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 office:value-type="float" office:value="0.554371716450253" calcext:value-type="float">
            <text:p>0.5543717165</text:p>
          </table:table-cell>
          <table:table-cell office:value-type="float" office:value="11.1" calcext:value-type="float">
            <text:p>11.1</text:p>
          </table:table-cell>
          <table:table-cell office:value-type="float" office:value="2.06405775113004" calcext:value-type="float">
            <text:p>2.064057751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BLWPOMC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4" calcext:value-type="float">
            <text:p>-2.4</text:p>
          </table:table-cell>
          <table:table-cell office:value-type="float" office:value="0.303641894342661" calcext:value-type="float">
            <text:p>0.3036418943</text:p>
          </table:table-cell>
          <table:table-cell office:value-type="float" office:value="31" calcext:value-type="float">
            <text:p>31</text:p>
          </table:table-cell>
          <table:table-cell office:value-type="float" office:value="10.9969799490587" calcext:value-type="float">
            <text:p>10.996979949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2.3" calcext:value-type="float">
            <text:p>-2.3</text:p>
          </table:table-cell>
          <table:table-cell office:value-type="float" office:value="0.284030984225313" calcext:value-type="float">
            <text:p>0.2840309842</text:p>
          </table:table-cell>
          <table:table-cell office:value-type="float" office:value="10.3" calcext:value-type="float">
            <text:p>10.3</text:p>
          </table:table-cell>
          <table:table-cell office:value-type="float" office:value="1.92139990631831" calcext:value-type="float">
            <text:p>1.921399906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.6" calcext:value-type="float">
            <text:p>-2.6</text:p>
          </table:table-cell>
          <table:table-cell office:value-type="float" office:value="0.303641894342661" calcext:value-type="float">
            <text:p>0.3036418943</text:p>
          </table:table-cell>
          <table:table-cell office:value-type="float" office:value="6.8" calcext:value-type="float">
            <text:p>6.8</text:p>
          </table:table-cell>
          <table:table-cell office:value-type="float" office:value="1.63516164338575" calcext:value-type="float">
            <text:p>1.63516164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2.5" calcext:value-type="float">
            <text:p>-2.5</text:p>
          </table:table-cell>
          <table:table-cell office:value-type="float" office:value="0.41577878733769" calcext:value-type="float">
            <text:p>0.4157787873</text:p>
          </table:table-cell>
          <table:table-cell office:value-type="float" office:value="7.1" calcext:value-type="float">
            <text:p>7.1</text:p>
          </table:table-cell>
          <table:table-cell office:value-type="float" office:value="1.52955366038593" calcext:value-type="float">
            <text:p>1.5295536604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2.6" calcext:value-type="float">
            <text:p>-2.6</text:p>
          </table:table-cell>
          <table:table-cell office:value-type="float" office:value="0.303641894342661" calcext:value-type="float">
            <text:p>0.3036418943</text:p>
          </table:table-cell>
          <table:table-cell office:value-type="float" office:value="9.1" calcext:value-type="float">
            <text:p>9.1</text:p>
          </table:table-cell>
          <table:table-cell office:value-type="float" office:value="1.01655811442337" calcext:value-type="float">
            <text:p>1.01655811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000 run results for MC solvers with 32 particles each with increasing observation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MCP</text:p>
          </table:table-cell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858" calcext:value-type="float">
            <text:p>-2.858</text:p>
          </table:table-cell>
          <table:table-cell office:value-type="float" office:value="0.07755" calcext:value-type="float">
            <text:p>0.07755</text:p>
          </table:table-cell>
          <table:table-cell office:value-type="float" office:value="4.801" calcext:value-type="float">
            <text:p>4.801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3.496" calcext:value-type="float">
            <text:p>-3.496</text:p>
          </table:table-cell>
          <table:table-cell office:value-type="float" office:value="0.15111" calcext:value-type="float">
            <text:p>0.15111</text:p>
          </table:table-cell>
          <table:table-cell office:value-type="float" office:value="8.603" calcext:value-type="float">
            <text:p>8.603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4.693" calcext:value-type="float">
            <text:p>-4.693</text:p>
          </table:table-cell>
          <table:table-cell office:value-type="float" office:value="0.19282" calcext:value-type="float">
            <text:p>0.19282</text:p>
          </table:table-cell>
          <table:table-cell office:value-type="float" office:value="25.234" calcext:value-type="float">
            <text:p>25.234</text:p>
          </table:table-cell>
          <table:table-cell office:value-type="float" office:value="2.1379" calcext:value-type="float">
            <text:p>2.1379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-5.547" calcext:value-type="float">
            <text:p>-5.547</text:p>
          </table:table-cell>
          <table:table-cell office:value-type="float" office:value="0.21214" calcext:value-type="float">
            <text:p>0.21214</text:p>
          </table:table-cell>
          <table:table-cell office:value-type="float" office:value="93.216" calcext:value-type="float">
            <text:p>93.216</text:p>
          </table:table-cell>
          <table:table-cell office:value-type="float" office:value="18.0699" calcext:value-type="float">
            <text:p>18.0699</text:p>
          </table:table-cell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-5.594" calcext:value-type="float">
            <text:p>-5.594</text:p>
          </table:table-cell>
          <table:table-cell office:value-type="float" office:value="0.21534" calcext:value-type="float">
            <text:p>0.21534</text:p>
          </table:table-cell>
          <table:table-cell office:value-type="float" office:value="365.508" calcext:value-type="float">
            <text:p>365.508</text:p>
          </table:table-cell>
          <table:table-cell office:value-type="float" office:value="114.86557" calcext:value-type="float">
            <text:p>114.86557</text:p>
          </table:table-cell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-5.669" calcext:value-type="float">
            <text:p>-5.669</text:p>
          </table:table-cell>
          <table:table-cell office:value-type="float" office:value="0.21256" calcext:value-type="float">
            <text:p>0.21256</text:p>
          </table:table-cell>
          <table:table-cell office:value-type="float" office:value="1425.443" calcext:value-type="float">
            <text:p>1425.443</text:p>
          </table:table-cell>
          <table:table-cell office:value-type="float" office:value="992.8052" calcext:value-type="float">
            <text:p>992.8052</text:p>
          </table:table-cell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-5.646" calcext:value-type="float">
            <text:p>-5.646</text:p>
          </table:table-cell>
          <table:table-cell office:value-type="float" office:value="0.214319" calcext:value-type="float">
            <text:p>0.214319</text:p>
          </table:table-cell>
          <table:table-cell office:value-type="float" office:value="2837.705" calcext:value-type="float">
            <text:p>2837.705</text:p>
          </table:table-cell>
          <table:table-cell office:value-type="float" office:value="4838.3801" calcext:value-type="float">
            <text:p>4838.3801</text:p>
          </table:table-cell>
        </table:table-row>
        <table:table-row table:style-name="ro1">
          <table:table-cell table:number-columns-repeated="3"/>
          <table:table-cell office:value-type="float" office:value="65436" calcext:value-type="float">
            <text:p>65436</text:p>
          </table:table-cell>
          <table:table-cell office:value-type="float" office:value="-5.447" calcext:value-type="float">
            <text:p>-5.447</text:p>
          </table:table-cell>
          <table:table-cell office:value-type="float" office:value="0.2050537" calcext:value-type="float">
            <text:p>0.2050537</text:p>
          </table:table-cell>
          <table:table-cell office:value-type="float" office:value="1538.553" calcext:value-type="float">
            <text:p>1538.553</text:p>
          </table:table-cell>
          <table:table-cell office:value-type="float" office:value="9.225973" calcext:value-type="float">
            <text:p>9.225973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WPOMCP</text:p>
          </table:table-cell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976" calcext:value-type="float">
            <text:p>-2.976</text:p>
          </table:table-cell>
          <table:table-cell office:value-type="float" office:value="0.054438" calcext:value-type="float">
            <text:p>0.054438</text:p>
          </table:table-cell>
          <table:table-cell office:value-type="float" office:value="4.192" calcext:value-type="float">
            <text:p>4.192</text:p>
          </table:table-cell>
          <table:table-cell office:value-type="float" office:value="0.254204" calcext:value-type="float">
            <text:p>0.25420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3.27" calcext:value-type="float">
            <text:p>-3.27</text:p>
          </table:table-cell>
          <table:table-cell office:value-type="float" office:value="0.085369" calcext:value-type="float">
            <text:p>0.085369</text:p>
          </table:table-cell>
          <table:table-cell office:value-type="float" office:value="5.125" calcext:value-type="float">
            <text:p>5.125</text:p>
          </table:table-cell>
          <table:table-cell office:value-type="float" office:value="0.127013" calcext:value-type="float">
            <text:p>0.127013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3.308" calcext:value-type="float">
            <text:p>-3.308</text:p>
          </table:table-cell>
          <table:table-cell office:value-type="float" office:value="0.08635" calcext:value-type="float">
            <text:p>0.08635</text:p>
          </table:table-cell>
          <table:table-cell office:value-type="float" office:value="10.049" calcext:value-type="float">
            <text:p>10.049</text:p>
          </table:table-cell>
          <table:table-cell office:value-type="float" office:value="0.27619035" calcext:value-type="float">
            <text:p>0.27619035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-3.341" calcext:value-type="float">
            <text:p>-3.341</text:p>
          </table:table-cell>
          <table:table-cell office:value-type="float" office:value="0.0960343" calcext:value-type="float">
            <text:p>0.0960343</text:p>
          </table:table-cell>
          <table:table-cell office:value-type="float" office:value="29.459" calcext:value-type="float">
            <text:p>29.459</text:p>
          </table:table-cell>
          <table:table-cell office:value-type="float" office:value="0.96298" calcext:value-type="float">
            <text:p>0.96298</text:p>
          </table:table-cell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-3.275" calcext:value-type="float">
            <text:p>-3.275</text:p>
          </table:table-cell>
          <table:table-cell office:value-type="float" office:value="0.088077" calcext:value-type="float">
            <text:p>0.088077</text:p>
          </table:table-cell>
          <table:table-cell office:value-type="float" office:value="103.931" calcext:value-type="float">
            <text:p>103.931</text:p>
          </table:table-cell>
          <table:table-cell office:value-type="float" office:value="3.28003" calcext:value-type="float">
            <text:p>3.28003</text:p>
          </table:table-cell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-3.29" calcext:value-type="float">
            <text:p>-3.29</text:p>
          </table:table-cell>
          <table:table-cell office:value-type="float" office:value="0.0813317" calcext:value-type="float">
            <text:p>0.0813317</text:p>
          </table:table-cell>
          <table:table-cell office:value-type="float" office:value="455.516" calcext:value-type="float">
            <text:p>455.516</text:p>
          </table:table-cell>
          <table:table-cell office:value-type="float" office:value="13.9078" calcext:value-type="float">
            <text:p>13.9078</text:p>
          </table:table-cell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-3.319" calcext:value-type="float">
            <text:p>-3.319</text:p>
          </table:table-cell>
          <table:table-cell office:value-type="float" office:value="0.088856" calcext:value-type="float">
            <text:p>0.088856</text:p>
          </table:table-cell>
          <table:table-cell office:value-type="float" office:value="1953.866" calcext:value-type="float">
            <text:p>1953.866</text:p>
          </table:table-cell>
          <table:table-cell office:value-type="float" office:value="63.7136" calcext:value-type="float">
            <text:p>63.7136</text:p>
          </table:table-cell>
        </table:table-row>
        <table:table-row table:style-name="ro1">
          <table:table-cell table:number-columns-repeated="3"/>
          <table:table-cell office:value-type="float" office:value="65436" calcext:value-type="float">
            <text:p>65436</text:p>
          </table:table-cell>
          <table:table-cell office:value-type="float" office:value="-3.375" calcext:value-type="float">
            <text:p>-3.375</text:p>
          </table:table-cell>
          <table:table-cell office:value-type="float" office:value="0.0864707" calcext:value-type="float">
            <text:p>0.0864707</text:p>
          </table:table-cell>
          <table:table-cell office:value-type="float" office:value="8243.526" calcext:value-type="float">
            <text:p>8243.526</text:p>
          </table:table-cell>
          <table:table-cell office:value-type="float" office:value="249.76091" calcext:value-type="float">
            <text:p>249.7609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BLWPOMCP</text:p>
          </table:table-cell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2.791" calcext:value-type="float">
            <text:p>-2.791</text:p>
          </table:table-cell>
          <table:table-cell office:value-type="float" office:value="0.0598143" calcext:value-type="float">
            <text:p>0.0598143</text:p>
          </table:table-cell>
          <table:table-cell office:value-type="float" office:value="3.764" calcext:value-type="float">
            <text:p>3.764</text:p>
          </table:table-cell>
          <table:table-cell office:value-type="float" office:value="0.32694" calcext:value-type="float">
            <text:p>0.3269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.805" calcext:value-type="float">
            <text:p>-2.805</text:p>
          </table:table-cell>
          <table:table-cell office:value-type="float" office:value="0.0558161" calcext:value-type="float">
            <text:p>0.0558161</text:p>
          </table:table-cell>
          <table:table-cell office:value-type="float" office:value="3.838" calcext:value-type="float">
            <text:p>3.838</text:p>
          </table:table-cell>
          <table:table-cell office:value-type="float" office:value="0.078589" calcext:value-type="float">
            <text:p>0.078589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2.776" calcext:value-type="float">
            <text:p>-2.776</text:p>
          </table:table-cell>
          <table:table-cell office:value-type="float" office:value="0.062037142" calcext:value-type="float">
            <text:p>0.062037142</text:p>
          </table:table-cell>
          <table:table-cell office:value-type="float" office:value="6.746" calcext:value-type="float">
            <text:p>6.746</text:p>
          </table:table-cell>
          <table:table-cell office:value-type="float" office:value="0.14149" calcext:value-type="float">
            <text:p>0.14149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-2.753" calcext:value-type="float">
            <text:p>-2.753</text:p>
          </table:table-cell>
          <table:table-cell office:value-type="float" office:value="0.049428" calcext:value-type="float">
            <text:p>0.049428</text:p>
          </table:table-cell>
          <table:table-cell office:value-type="float" office:value="18.115" calcext:value-type="float">
            <text:p>18.115</text:p>
          </table:table-cell>
          <table:table-cell office:value-type="float" office:value="0.32887" calcext:value-type="float">
            <text:p>0.32887</text:p>
          </table:table-cell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-2.705" calcext:value-type="float">
            <text:p>-2.705</text:p>
          </table:table-cell>
          <table:table-cell office:value-type="float" office:value="0.045629" calcext:value-type="float">
            <text:p>0.045629</text:p>
          </table:table-cell>
          <table:table-cell office:value-type="float" office:value="61.438" calcext:value-type="float">
            <text:p>61.438</text:p>
          </table:table-cell>
          <table:table-cell office:value-type="float" office:value="1.0334538" calcext:value-type="float">
            <text:p>1.0334538</text:p>
          </table:table-cell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-2.749" calcext:value-type="float">
            <text:p>-2.749</text:p>
          </table:table-cell>
          <table:table-cell office:value-type="float" office:value="0.04554" calcext:value-type="float">
            <text:p>0.04554</text:p>
          </table:table-cell>
          <table:table-cell office:value-type="float" office:value="267.829" calcext:value-type="float">
            <text:p>267.829</text:p>
          </table:table-cell>
          <table:table-cell office:value-type="float" office:value="4.60544" calcext:value-type="float">
            <text:p>4.60544</text:p>
          </table:table-cell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-2.7" calcext:value-type="float">
            <text:p>-2.7</text:p>
          </table:table-cell>
          <table:table-cell office:value-type="float" office:value="0.05027" calcext:value-type="float">
            <text:p>0.05027</text:p>
          </table:table-cell>
          <table:table-cell office:value-type="float" office:value="1142.198" calcext:value-type="float">
            <text:p>1142.198</text:p>
          </table:table-cell>
          <table:table-cell office:value-type="float" office:value="22.756205" calcext:value-type="float">
            <text:p>22.756205</text:p>
          </table:table-cell>
        </table:table-row>
        <table:table-row table:style-name="ro1">
          <table:table-cell table:number-columns-repeated="3"/>
          <table:table-cell office:value-type="float" office:value="65436" calcext:value-type="float">
            <text:p>65436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506088" calcext:value-type="float">
            <text:p>0.0506088</text:p>
          </table:table-cell>
          <table:table-cell office:value-type="float" office:value="4823.184" calcext:value-type="float">
            <text:p>4823.184</text:p>
          </table:table-cell>
          <table:table-cell office:value-type="float" office:value="86.13993" calcext:value-type="float">
            <text:p>86.1399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sults for the vocab domain with 10 runs each solver::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lvers</text:p>
          </table:table-cell>
          <table:table-cell office:value-type="string" calcext:value-type="string">
            <text:p>Average Cost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Average Time in ms</text:p>
          </table:table-cell>
          <table:table-cell office:value-type="string" calcext:value-type="string">
            <text:p>95% Confidence Interv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VI</text:p>
          </table:table-cell>
          <table:table-cell office:value-type="float" office:value="-2.4" calcext:value-type="float">
            <text:p>-2.4</text:p>
          </table:table-cell>
          <table:table-cell office:value-type="float" office:value="0.3036418" calcext:value-type="float">
            <text:p>0.3036418</text:p>
          </table:table-cell>
          <table:table-cell office:value-type="float" office:value="194666.5" calcext:value-type="float">
            <text:p>194666.5</text:p>
          </table:table-cell>
          <table:table-cell office:value-type="float" office:value="3237.485736" calcext:value-type="float">
            <text:p>3237.4857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MCP</text:p>
          </table:table-cell>
          <table:table-cell office:value-type="float" office:value="-4.2" calcext:value-type="float">
            <text:p>-4.2</text:p>
          </table:table-cell>
          <table:table-cell office:value-type="float" office:value="1.587479" calcext:value-type="float">
            <text:p>1.587479</text:p>
          </table:table-cell>
          <table:table-cell office:value-type="float" office:value="45.8" calcext:value-type="float">
            <text:p>45.8</text:p>
          </table:table-cell>
          <table:table-cell office:value-type="float" office:value="29.00243" calcext:value-type="float">
            <text:p>29.002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WPOMCP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17.7685648" calcext:value-type="float">
            <text:p>17.76856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BLWPOMCP</text:p>
          </table:table-cell>
          <table:table-cell office:value-type="float" office:value="-2.4" calcext:value-type="float">
            <text:p>-2.4</text:p>
          </table:table-cell>
          <table:table-cell office:value-type="float" office:value="0.30364189" calcext:value-type="float">
            <text:p>0.30364189</text:p>
          </table:table-cell>
          <table:table-cell office:value-type="float" office:value="25.2" calcext:value-type="float">
            <text:p>25.2</text:p>
          </table:table-cell>
          <table:table-cell office:value-type="float" office:value="9.22991" calcext:value-type="float">
            <text:p>9.22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00:26:10.706399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3:05:30.394251352</meta:creation-date>
    <dc:date>2014-11-22T01:28:43.467310694</dc:date>
    <meta:editing-duration>PT1H3M5S</meta:editing-duration>
    <meta:editing-cycles>11</meta:editing-cycles>
    <meta:generator>LibreOffice/4.2.4.2$Linux_X86_64 LibreOffice_project/420m0$Build-2</meta:generator>
    <meta:document-statistic meta:table-count="1" meta:cell-count="285" meta:object-count="0"/>
  </office:meta>
</office:document-meta>
</file>